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Monospace" svg:font-family="Monospace"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uľka1" style:family="table">
      <style:table-properties style:width="5.648cm" table:align="left"/>
    </style:style>
    <style:style style:name="Tabuľka1.A" style:family="table-column">
      <style:table-column-properties style:column-width="2.736cm"/>
    </style:style>
    <style:style style:name="Tabuľka1.B" style:family="table-column">
      <style:table-column-properties style:column-width="0.318cm"/>
    </style:style>
    <style:style style:name="Tabuľka1.C" style:family="table-column">
      <style:table-column-properties style:column-width="2.595cm"/>
    </style:style>
    <style:style style:name="Tabuľka1.A1" style:family="table-cell">
      <style:table-cell-properties style:vertical-align="middle" fo:padding="0.079cm" fo:border="none"/>
    </style:style>
    <style:style style:name="Tabuľka2" style:family="table">
      <style:table-properties style:width="15.972cm" table:align="left"/>
    </style:style>
    <style:style style:name="Tabuľka2.A" style:family="table-column">
      <style:table-column-properties style:column-width="1.833cm"/>
    </style:style>
    <style:style style:name="Tabuľka2.B" style:family="table-column">
      <style:table-column-properties style:column-width="1.94cm"/>
    </style:style>
    <style:style style:name="Tabuľka2.C" style:family="table-column">
      <style:table-column-properties style:column-width="1.871cm"/>
    </style:style>
    <style:style style:name="Tabuľka2.G" style:family="table-column">
      <style:table-column-properties style:column-width="1.923cm"/>
    </style:style>
    <style:style style:name="Tabuľka2.I" style:family="table-column">
      <style:table-column-properties style:column-width="0.644cm"/>
    </style:style>
    <style:style style:name="Tabuľka2.A1" style:family="table-cell">
      <style:table-cell-properties style:vertical-align="middle" fo:padding="0.049cm" fo:border="0.5pt solid #000000"/>
    </style:style>
    <style:style style:name="P1" style:family="paragraph" style:parent-style-name="Table_20_Contents">
      <style:paragraph-properties fo:text-align="justify" style:justify-single-word="false"/>
      <style:text-properties style:font-name="Times New Roman1"/>
    </style:style>
    <style:style style:name="P2" style:family="paragraph" style:parent-style-name="Table_20_Contents">
      <style:paragraph-properties fo:text-align="justify" style:justify-single-word="false"/>
      <style:text-properties style:font-name="Times New Roman1" fo:font-size="2pt" style:font-size-asian="2pt" style:font-size-complex="2pt"/>
    </style:style>
    <style:style style:name="P3" style:family="paragraph" style:parent-style-name="List_20_Contents">
      <style:paragraph-properties fo:margin-left="0cm" fo:margin-right="0cm" fo:text-align="justify" style:justify-single-word="false" fo:widows="1" fo:text-indent="0cm" style:auto-text-indent="false"/>
      <style:text-properties fo:font-variant="normal" fo:text-transform="none" style:use-window-font-color="true" style:font-name="Times New Roman1" fo:font-size="14pt" fo:letter-spacing="normal" fo:font-style="normal" fo:font-weight="normal" officeooo:rsid="001a5516" officeooo:paragraph-rsid="00196472" style:font-size-asian="14pt" style:font-size-complex="16pt"/>
    </style:style>
    <style:style style:name="P4" style:family="paragraph" style:parent-style-name="List_20_Contents">
      <style:paragraph-properties fo:margin-left="0cm" fo:margin-right="0cm" fo:text-align="justify" style:justify-single-word="false" fo:widows="1" fo:text-indent="0cm" style:auto-text-indent="false"/>
      <style:text-properties style:font-name="Times New Roman1" fo:font-size="14pt" style:font-size-asian="14pt" style:font-size-complex="14pt"/>
    </style:style>
    <style:style style:name="P5" style:family="paragraph" style:parent-style-name="List_20_Contents">
      <style:paragraph-properties fo:margin-left="0cm" fo:margin-right="0cm" fo:text-align="justify" style:justify-single-word="false" fo:widows="1" fo:text-indent="0cm" style:auto-text-indent="false"/>
      <style:text-properties style:font-name="Times New Roman1" fo:font-size="14pt" officeooo:paragraph-rsid="002d4039" style:font-size-asian="14pt" style:font-size-complex="14pt"/>
    </style:style>
    <style:style style:name="P6" style:family="paragraph" style:parent-style-name="List_20_Contents">
      <style:paragraph-properties fo:margin-left="0cm" fo:margin-right="0cm" fo:text-align="justify" style:justify-single-word="false" fo:widows="1" fo:text-indent="0cm" style:auto-text-indent="false"/>
      <style:text-properties style:font-name="Times New Roman1" fo:font-size="14pt" officeooo:rsid="00196472" officeooo:paragraph-rsid="00196472" style:font-size-asian="14pt" style:font-size-complex="14pt"/>
    </style:style>
    <style:style style:name="P7" style:family="paragraph" style:parent-style-name="List_20_Contents">
      <style:paragraph-properties fo:margin-left="0cm" fo:margin-right="0cm" fo:text-align="justify" style:justify-single-word="false" fo:widows="1" fo:text-indent="0cm" style:auto-text-indent="false"/>
      <style:text-properties style:font-name="Times New Roman1" fo:font-size="14pt" officeooo:rsid="002d4039" officeooo:paragraph-rsid="002d4039" style:font-size-asian="14pt" style:font-size-complex="14pt"/>
    </style:style>
    <style:style style:name="P8" style:family="paragraph" style:parent-style-name="List_20_Contents">
      <style:paragraph-properties fo:margin-left="0cm" fo:margin-right="0cm" fo:text-align="justify" style:justify-single-word="false" fo:widows="1" fo:text-indent="0cm" style:auto-text-indent="false"/>
      <style:text-properties style:font-name="Times New Roman1" fo:font-size="16pt" officeooo:rsid="002d4039" officeooo:paragraph-rsid="002d4039" style:font-size-asian="16pt" style:font-size-complex="16pt"/>
    </style:style>
    <style:style style:name="P9" style:family="paragraph" style:parent-style-name="List_20_Contents">
      <style:paragraph-properties fo:margin-left="0cm" fo:margin-right="0cm" fo:text-align="justify" style:justify-single-word="false" fo:widows="1" fo:text-indent="0cm" style:auto-text-indent="false"/>
      <style:text-properties style:font-name="Times New Roman1" fo:font-size="16pt" officeooo:rsid="002f4d44" officeooo:paragraph-rsid="002f4d44" style:font-size-asian="16pt" style:font-size-complex="16pt"/>
    </style:style>
    <style:style style:name="P10" style:family="paragraph" style:parent-style-name="List_20_Contents">
      <style:paragraph-properties fo:margin-left="0cm" fo:margin-right="0cm" fo:text-align="justify" style:justify-single-word="false" fo:widows="1" fo:text-indent="0cm" style:auto-text-indent="false"/>
      <style:text-properties style:font-name="Times New Roman1" fo:font-size="16pt" officeooo:rsid="00319422" officeooo:paragraph-rsid="00319422" style:font-size-asian="16pt" style:font-size-complex="16pt"/>
    </style:style>
    <style:style style:name="P11" style:family="paragraph" style:parent-style-name="List_20_Contents">
      <style:paragraph-properties fo:margin-left="0cm" fo:margin-right="0cm" fo:text-align="justify" style:justify-single-word="false" fo:widows="1" fo:text-indent="0cm" style:auto-text-indent="false"/>
      <style:text-properties style:font-name="Times New Roman1" officeooo:paragraph-rsid="002d4039"/>
    </style:style>
    <style:style style:name="P12" style:family="paragraph" style:parent-style-name="List_20_Contents">
      <style:paragraph-properties fo:margin-left="0cm" fo:margin-right="0cm" fo:text-align="justify" style:justify-single-word="false" fo:widows="1" fo:text-indent="0cm" style:auto-text-indent="false"/>
      <style:text-properties style:font-name="Times New Roman1" officeooo:paragraph-rsid="002f4d44"/>
    </style:style>
    <style:style style:name="P13" style:family="paragraph" style:parent-style-name="List_20_Contents">
      <style:paragraph-properties fo:margin-left="0cm" fo:margin-right="0cm" fo:text-align="justify" style:justify-single-word="false" fo:widows="1" fo:text-indent="0cm" style:auto-text-indent="false"/>
      <style:text-properties style:font-name="Times New Roman1" officeooo:rsid="002d4039" officeooo:paragraph-rsid="002d4039"/>
    </style:style>
    <style:style style:name="P14" style:family="paragraph" style:parent-style-name="List_20_Contents">
      <style:paragraph-properties fo:margin-left="0cm" fo:margin-right="0cm" fo:text-align="justify" style:justify-single-word="false" fo:widows="1" fo:text-indent="0cm" style:auto-text-indent="false"/>
      <style:text-properties style:font-name="Times New Roman1" officeooo:rsid="00316996" officeooo:paragraph-rsid="00316996"/>
    </style:style>
    <style:style style:name="P15" style:family="paragraph" style:parent-style-name="List_20_Contents">
      <style:paragraph-properties fo:margin-left="0cm" fo:margin-right="0cm" fo:text-align="justify" style:justify-single-word="false" fo:widows="1" fo:text-indent="0cm" style:auto-text-indent="false"/>
      <style:text-properties style:font-name="Times New Roman1" officeooo:rsid="00316996" officeooo:paragraph-rsid="00339229"/>
    </style:style>
    <style:style style:name="P16" style:family="paragraph" style:parent-style-name="List_20_Contents" style:list-style-name="L3">
      <style:paragraph-properties fo:text-align="justify" style:justify-single-word="false" fo:widows="1"/>
      <style:text-properties style:font-name="Times New Roman1" officeooo:paragraph-rsid="002ded1b"/>
    </style:style>
    <style:style style:name="P17" style:family="paragraph" style:parent-style-name="List_20_Contents" style:list-style-name="L2">
      <style:paragraph-properties fo:text-align="justify" style:justify-single-word="false" fo:widows="1"/>
      <style:text-properties style:font-name="Times New Roman1" officeooo:rsid="002ded1b" officeooo:paragraph-rsid="002f4d44"/>
    </style:style>
    <style:style style:name="P18" style:family="paragraph" style:parent-style-name="List_20_Contents" style:list-style-name="L2">
      <style:paragraph-properties fo:text-align="justify" style:justify-single-word="false" fo:widows="1"/>
      <style:text-properties style:font-name="Times New Roman1" officeooo:rsid="002ded1b" officeooo:paragraph-rsid="0031126b"/>
    </style:style>
    <style:style style:name="P19" style:family="paragraph" style:parent-style-name="List_20_Contents" style:list-style-name="L2">
      <style:paragraph-properties fo:text-align="justify" style:justify-single-word="false" fo:widows="1"/>
      <style:text-properties style:font-name="Times New Roman1" officeooo:rsid="002ded1b" officeooo:paragraph-rsid="002ded1b"/>
    </style:style>
    <style:style style:name="P20" style:family="paragraph" style:parent-style-name="Standard">
      <style:paragraph-properties fo:margin-left="0cm" fo:margin-right="0cm" fo:text-align="justify" style:justify-single-word="false" fo:text-indent="0cm" style:auto-text-indent="false"/>
      <style:text-properties fo:color="#000000" style:font-name="Times New Roman1" fo:font-size="10pt" style:font-size-asian="10pt"/>
    </style:style>
    <style:style style:name="P21" style:family="paragraph" style:parent-style-name="Standard">
      <style:paragraph-properties fo:margin-left="0cm" fo:margin-right="0cm" fo:text-align="justify" style:justify-single-word="false" fo:text-indent="0cm" style:auto-text-indent="false"/>
      <style:text-properties style:font-name="Times New Roman1" fo:font-size="14pt" style:font-size-asian="14pt" style:font-size-complex="14pt"/>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1" fo:font-size="10pt" style:font-size-asian="10pt"/>
    </style:style>
    <style:style style:name="P23" style:family="paragraph" style:parent-style-name="Standard">
      <style:paragraph-properties fo:text-align="center" style:justify-single-word="false"/>
      <style:text-properties style:font-name="Times New Roman1" fo:font-size="26pt" officeooo:rsid="00186ed0" officeooo:paragraph-rsid="00186ed0" style:font-size-asian="26pt" style:font-size-complex="26pt"/>
    </style:style>
    <style:style style:name="P24" style:family="paragraph" style:parent-style-name="Standard">
      <style:paragraph-properties fo:text-align="center" style:justify-single-word="false"/>
      <style:text-properties style:font-name="Times New Roman1" fo:font-size="20pt" officeooo:rsid="001892f2" officeooo:paragraph-rsid="001892f2" style:font-size-asian="20pt" style:font-size-complex="20pt"/>
    </style:style>
    <style:style style:name="P25" style:family="paragraph" style:parent-style-name="Standard">
      <style:paragraph-properties fo:text-align="justify" style:justify-single-word="false"/>
      <style:text-properties style:font-name="Times New Roman1" fo:font-size="16pt" officeooo:rsid="00186ed0" officeooo:paragraph-rsid="00186ed0" style:font-size-asian="14pt" style:font-size-complex="16pt"/>
    </style:style>
    <style:style style:name="P26" style:family="paragraph" style:parent-style-name="Text_20_body" style:list-style-name="L1">
      <style:paragraph-properties fo:text-align="justify" style:justify-single-word="false" fo:widows="1"/>
      <style:text-properties fo:font-variant="normal" fo:text-transform="none" fo:color="#000000" style:font-name="Times New Roman1" fo:font-size="14pt" fo:letter-spacing="normal" fo:font-style="normal" fo:font-weight="normal"/>
    </style:style>
    <style:style style:name="P27"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Times New Roman1" fo:font-size="14pt" fo:letter-spacing="normal" fo:font-style="normal" fo:font-weight="normal"/>
    </style:style>
    <style:style style:name="P28" style:family="paragraph" style:parent-style-name="Text_20_body">
      <style:paragraph-properties fo:margin-left="0cm" fo:margin-right="0cm" fo:text-align="justify" style:justify-single-word="false" fo:widows="1" fo:text-indent="0cm" style:auto-text-indent="false"/>
      <style:text-properties style:font-name="Times New Roman1"/>
    </style:style>
    <style:style style:name="P29" style:family="paragraph" style:parent-style-name="Text_20_body" style:list-style-name="L1">
      <style:paragraph-properties fo:margin-top="0cm" fo:margin-bottom="0cm" style:contextual-spacing="false" fo:text-align="justify" style:justify-single-word="false" fo:widows="1"/>
      <style:text-properties fo:font-variant="normal" fo:text-transform="none" fo:color="#000000" style:font-name="Times New Roman1" fo:font-size="14pt" fo:letter-spacing="normal" fo:font-style="normal" fo:font-weight="normal"/>
    </style:style>
    <style:style style:name="P30" style:family="paragraph" style:parent-style-name="Heading_20_3">
      <style:paragraph-properties fo:text-align="justify" style:justify-single-word="false"/>
      <style:text-properties fo:font-variant="normal" fo:text-transform="none" fo:color="#000000" style:font-name="Times New Roman1" fo:font-size="14pt" fo:letter-spacing="normal" fo:font-style="normal" officeooo:paragraph-rsid="00186ed0" style:font-size-asian="14pt" style:font-size-complex="14pt"/>
    </style:style>
    <style:style style:name="P31" style:family="paragraph" style:parent-style-name="Heading_20_3">
      <style:paragraph-properties fo:margin-left="0cm" fo:margin-right="0cm" fo:text-align="justify" style:justify-single-word="false" fo:widows="1" fo:text-indent="0cm" style:auto-text-indent="false"/>
      <style:text-properties fo:font-variant="normal" fo:text-transform="none" fo:color="#000000" style:font-name="Times New Roman1" fo:font-size="14pt" fo:letter-spacing="normal" fo:font-style="normal" style:font-size-asian="14pt" style:font-size-complex="14pt"/>
    </style:style>
    <style:style style:name="P32" style:family="paragraph" style:parent-style-name="Table_20_Heading">
      <style:paragraph-properties fo:text-align="justify" style:justify-single-word="false"/>
      <style:text-properties style:font-name="Times New Roman1"/>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style-asian="italic" style:font-weight-asian="bold"/>
    </style:style>
    <style:style style:name="T4" style:family="text">
      <style:text-properties fo:font-variant="normal" fo:text-transform="none" fo:color="#000000" fo:letter-spacing="normal" fo:font-style="normal" fo:font-weight="normal" officeooo:rsid="002d4039" style:font-style-asian="italic" style:font-weight-asian="bold"/>
    </style:style>
    <style:style style:name="T5" style:family="text">
      <style:text-properties fo:font-variant="normal" fo:text-transform="none" fo:color="#000000" fo:letter-spacing="normal" fo:font-style="normal" fo:font-weight="normal" officeooo:rsid="00186ed0"/>
    </style:style>
    <style:style style:name="T6" style:family="text">
      <style:text-properties fo:font-variant="normal" fo:text-transform="none" fo:color="#000000" fo:font-size="14pt" fo:letter-spacing="normal" fo:font-style="normal" fo:font-weight="normal"/>
    </style:style>
    <style:style style:name="T7" style:family="text">
      <style:text-properties fo:font-variant="normal" fo:text-transform="none" fo:color="#000000" fo:font-size="14pt" fo:letter-spacing="normal" fo:font-style="normal" fo:font-weight="normal" style:font-size-asian="14pt" style:font-style-asian="italic" style:font-weight-asian="bold" style:font-size-complex="14pt"/>
    </style:style>
    <style:style style:name="T8" style:family="text">
      <style:text-properties fo:font-variant="normal" fo:text-transform="none" fo:color="#000000" fo:font-size="14pt" fo:letter-spacing="normal" fo:font-style="normal" fo:font-weight="normal" officeooo:rsid="002d4039" style:font-size-asian="14pt" style:font-style-asian="italic" style:font-weight-asian="bold" style:font-size-complex="14pt"/>
    </style:style>
    <style:style style:name="T9" style:family="text">
      <style:text-properties fo:font-variant="normal" fo:text-transform="none" fo:color="#000000" fo:font-size="14pt" fo:letter-spacing="normal" fo:font-style="normal" fo:font-weight="normal" officeooo:rsid="002ded1b" style:font-size-asian="14pt" style:font-style-asian="italic" style:font-weight-asian="bold" style:font-size-complex="14pt"/>
    </style:style>
    <style:style style:name="T10" style:family="text">
      <style:text-properties fo:font-variant="normal" fo:text-transform="none" fo:color="#000000" fo:font-size="14pt" fo:letter-spacing="normal" fo:font-style="normal" fo:font-weight="normal" officeooo:rsid="00319422" style:font-size-asian="14pt" style:font-style-asian="italic" style:font-weight-asian="bold" style:font-size-complex="14pt"/>
    </style:style>
    <style:style style:name="T11" style:family="text">
      <style:text-properties fo:font-variant="normal" fo:text-transform="none" fo:color="#000000" fo:font-size="14pt" fo:letter-spacing="normal" fo:font-style="normal" fo:font-weight="normal" officeooo:rsid="00339229" style:font-size-asian="14pt" style:font-style-asian="italic" style:font-weight-asian="bold" style:font-size-complex="14pt"/>
    </style:style>
    <style:style style:name="T12" style:family="text">
      <style:text-properties fo:font-variant="normal" fo:text-transform="none" fo:color="#000000" fo:font-size="14pt" fo:letter-spacing="normal" fo:font-style="normal" fo:font-weight="normal" officeooo:rsid="002d4039" style:font-size-asian="14pt" style:font-size-complex="14pt"/>
    </style:style>
    <style:style style:name="T13" style:family="text">
      <style:text-properties fo:font-variant="normal" fo:text-transform="none" fo:color="#000000" fo:font-size="14pt" fo:letter-spacing="normal" fo:font-style="normal" fo:font-weight="bold"/>
    </style:style>
    <style:style style:name="T14" style:family="text">
      <style:text-properties fo:font-variant="normal" fo:text-transform="none" fo:color="#0000c0" fo:font-size="13pt" fo:letter-spacing="normal" fo:font-style="italic" fo:font-weight="bold" officeooo:rsid="002f4d44" style:font-size-asian="13pt" style:font-style-asian="italic" style:font-weight-asian="bold" style:font-size-complex="13pt"/>
    </style:style>
    <style:style style:name="T15" style:family="text">
      <style:text-properties fo:font-variant="normal" fo:text-transform="none" fo:color="#0000c0" fo:font-size="13pt" fo:letter-spacing="normal" fo:font-style="italic" fo:font-weight="bold" officeooo:rsid="0031126b" style:font-size-asian="13pt" style:font-style-asian="italic" style:font-weight-asian="bold" style:font-size-complex="13pt"/>
    </style:style>
    <style:style style:name="T16" style:family="text">
      <style:text-properties fo:font-variant="normal" fo:text-transform="none" fo:color="#0000c0" fo:font-size="13pt" fo:letter-spacing="normal" fo:font-style="italic" fo:font-weight="bold" officeooo:rsid="00319422" style:font-size-asian="13pt" style:font-style-asian="italic" style:font-weight-asian="bold" style:font-size-complex="13pt"/>
    </style:style>
    <style:style style:name="T17" style:family="text">
      <style:text-properties fo:color="#000000"/>
    </style:style>
    <style:style style:name="T18" style:family="text">
      <style:text-properties fo:font-weight="bold"/>
    </style:style>
    <style:style style:name="T19" style:family="text">
      <style:text-properties fo:color="#3c3c3c" fo:font-size="10pt" fo:font-style="italic" style:text-underline-style="none" fo:font-weight="bold" style:font-size-asian="10pt" style:font-style-asian="italic" style:font-weight-asian="bold"/>
    </style:style>
    <style:style style:name="T20" style:family="text">
      <style:text-properties fo:color="#0000c0" fo:font-size="13pt" fo:font-style="italic" fo:font-weight="bold" style:font-size-asian="13pt" style:font-style-asian="italic" style:font-weight-asian="bold" style:font-size-complex="13pt"/>
    </style:style>
    <style:style style:name="T21" style:family="text">
      <style:text-properties fo:color="#0000c0" fo:font-size="10pt" fo:font-style="italic" fo:font-weight="bold" style:font-size-asian="10pt" style:font-style-asian="italic" style:font-weight-asian="bold"/>
    </style:style>
    <style:style style:name="T22" style:family="text">
      <style:text-properties officeooo:rsid="00339229"/>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13cm" fo:text-indent="-0.635cm" fo:margin-left="1.4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8cm" fo:text-indent="-0.635cm" fo:margin-left="2.0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3cm" fo:text-indent="-0.635cm" fo:margin-left="2.6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8cm" fo:text-indent="-0.635cm" fo:margin-left="3.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3cm" fo:text-indent="-0.635cm" fo:margin-left="3.9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8cm" fo:text-indent="-0.635cm" fo:margin-left="4.5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3cm" fo:text-indent="-0.635cm" fo:margin-left="5.2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8cm" fo:text-indent="-0.635cm" fo:margin-left="5.8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3cm" fo:text-indent="-0.635cm" fo:margin-left="6.4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8cm" fo:text-indent="-0.635cm" fo:margin-left="7.12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melá inteligencia</text:p>
      <text:p text:style-name="P24">Gabriel Csollei</text:p>
      <text:p text:style-name="P25"/>
      <text:p text:style-name="P30">Úloha</text:p>
      <text:p text:style-name="P27">Majme hľadača pokladov, ktorý sa pohybuje vo svete definovanom dvojrozmernou mriežkou (viď. obrázok) a zbiera poklady, ktoré nájde po ceste. Začína na políčku označenom písmenom “S” a môže sa pohybovať štyrmi rôznymi smermi: “hore” <text:span text:style-name="T18">H</text:span>, “dolu” <text:span text:style-name="T18">D</text:span>, “doprava” <text:span text:style-name="T18">P</text:span> a “doľava” <text:span text:style-name="T18">L</text:span>. K dispozícii má konečný počet krokov. Jeho úlohou je nazbierať čo najviac pokladov. Za nájdenie pokladu sa považuje len pozícia, pri ktorej je hľadač aj poklad na tom istom políčku. Susedné políčka sa neberú do úvahy.</text:p>
      <text:p text:style-name="P30">Zadanie</text:p>
      <text:p text:style-name="P27">Horeuvedenú úlohu riešte prostredníctvom evolučného programovania nad virtuálnym strojom.</text:p>
      <text:p text:style-name="P27">Tento špecifický spôsob evolučného programovania využíva spoločnú pamäť pre údaje a inštrukcie. Pamäť je na začiatku vynulovaná a naplnená od prvej bunky inštrukciami. Za programom alebo od určeného miesta sú uložené inicializačné údaje (ak sú nejaké potrebné). Po inicializácii sa začne vykonávať program od prvej pamäťovej bunky (Prvou je samozrejme bunka s adresou 000000). Inštrukcie modifikujú pamäťové bunky, môžu realizovať vetvenie, programové skoky, čítať nejaké údaje zo vstupu a prípadne aj zapisovať na výstup. Program sa končí inštrukciou na zastavenie, po stanovenom počte krokov, pri chybnej inštrukcii, po úplnom alebo nesprávnom výstupe. Kvalita programu sa ohodnotí na základe vyprodukovaného výstupu alebo, keď program nezapisuje na výstup, podľa výsledného stavu určených pamäťových buniek.</text:p>
      <text:p text:style-name="P31">Virtuálny stroj</text:p>
      <text:p text:style-name="P28"><text:span text:style-name="T6">Náš stroj bude mať </text:span><text:span text:style-name="T13">64 pamäťových buniek</text:span><text:span text:style-name="T1"> </text:span><text:span text:style-name="T6">o veľkosti 1 byte.</text:span></text:p>
      <text:p text:style-name="P27">Bude poznať štyri inštrukcie: inkrementáciu hodnoty pamäťovej bunky, dekrementáciu hodnoty pamäťovej bunky, skok na adresu a výpis (<text:span text:style-name="T18">H</text:span>, <text:span text:style-name="T18">D</text:span>, <text:span text:style-name="T18">P</text:span> alebo <text:span text:style-name="T18">L</text:span>) podľa hodnoty pamäťovej bunky. Inštrukcie majú tvar podľa nasledovnej tabuľky:</text:p>
      <table:table table:name="Tabuľka1" table:style-name="Tabuľka1">
        <table:table-column table:style-name="Tabuľka1.A"/>
        <table:table-column table:style-name="Tabuľka1.B"/>
        <table:table-column table:style-name="Tabuľka1.C"/>
        <table:table-row>
          <table:table-cell table:style-name="Tabuľka1.A1" office:value-type="string">
            <text:p text:style-name="P32">inštrukcia</text:p>
          </table:table-cell>
          <table:table-cell table:style-name="Tabuľka1.A1" office:value-type="string">
            <text:p text:style-name="P32"><text:s/></text:p>
          </table:table-cell>
          <table:table-cell table:style-name="Tabuľka1.A1" office:value-type="string">
            <text:p text:style-name="P32">tvar</text:p>
          </table:table-cell>
        </table:table-row>
        <table:table-row>
          <table:table-cell table:style-name="Tabuľka1.A1" office:value-type="string">
            <text:p text:style-name="P1">inkrementácia</text:p>
          </table:table-cell>
          <table:table-cell table:style-name="Tabuľka1.A1" office:value-type="string">
            <text:p text:style-name="P2"/>
          </table:table-cell>
          <table:table-cell table:style-name="Tabuľka1.A1" office:value-type="string">
            <text:p text:style-name="P1">00XXXXXX</text:p>
          </table:table-cell>
        </table:table-row>
        <table:table-row>
          <table:table-cell table:style-name="Tabuľka1.A1" office:value-type="string">
            <text:p text:style-name="P1">dekrementácia</text:p>
          </table:table-cell>
          <table:table-cell table:style-name="Tabuľka1.A1" office:value-type="string">
            <text:p text:style-name="P2"/>
          </table:table-cell>
          <table:table-cell table:style-name="Tabuľka1.A1" office:value-type="string">
            <text:p text:style-name="P1">01XXXXXX</text:p>
          </table:table-cell>
        </table:table-row>
        <text:soft-page-break/>
        <table:table-row>
          <table:table-cell table:style-name="Tabuľka1.A1" office:value-type="string">
            <text:p text:style-name="P1">skok</text:p>
          </table:table-cell>
          <table:table-cell table:style-name="Tabuľka1.A1" office:value-type="string">
            <text:p text:style-name="P2"/>
          </table:table-cell>
          <table:table-cell table:style-name="Tabuľka1.A1" office:value-type="string">
            <text:p text:style-name="P1">10XXXXXX</text:p>
          </table:table-cell>
        </table:table-row>
        <table:table-row>
          <table:table-cell table:style-name="Tabuľka1.A1" office:value-type="string">
            <text:p text:style-name="P1">výpis</text:p>
          </table:table-cell>
          <table:table-cell table:style-name="Tabuľka1.A1" office:value-type="string">
            <text:p text:style-name="P2"/>
          </table:table-cell>
          <table:table-cell table:style-name="Tabuľka1.A1" office:value-type="string">
            <text:p text:style-name="P1">11XXXXXX</text:p>
          </table:table-cell>
        </table:table-row>
      </table:table>
      <text:p text:style-name="P27">Hodnota XXXXXX predstavuje 6bitovú adresu pamäťovej bunky s ktorou inštrukcia pracuje (adresovať je teda možné každú). Prvé tri inštrukcie by mali byť jasné, pri poslednej je potrebné si <text:span text:style-name="T22">dodefinovať</text:span>, čo sa vypíše pri akej hodnote bunky. Napríklad ak bude obsahovať maximálne dve jednotky, tak to bude <text:span text:style-name="T18">H</text:span>, pre tri a štyri to bude <text:span text:style-name="T18">D</text:span>, pre päť a šesť to bude <text:span text:style-name="T18">P</text:span> a pre sedem a osem jednotiek v pamäťovej bunke to bude <text:span text:style-name="T18">L</text:span>. Ako ukážku si uvedieme jednoduchý príklad:</text:p>
      <table:table table:name="Tabuľka2" table:style-name="Tabuľka2">
        <table:table-column table:style-name="Tabuľka2.A"/>
        <table:table-column table:style-name="Tabuľka2.B"/>
        <table:table-column table:style-name="Tabuľka2.C"/>
        <table:table-column table:style-name="Tabuľka2.B" table:number-columns-repeated="3"/>
        <table:table-column table:style-name="Tabuľka2.G"/>
        <table:table-column table:style-name="Tabuľka2.B"/>
        <table:table-column table:style-name="Tabuľka2.I"/>
        <table:table-row>
          <table:table-cell table:style-name="Tabuľka2.A1" office:value-type="string">
            <text:p text:style-name="P32">Adresa:</text:p>
          </table:table-cell>
          <table:table-cell table:style-name="Tabuľka2.A1" office:value-type="string">
            <text:p text:style-name="P1">000000</text:p>
          </table:table-cell>
          <table:table-cell table:style-name="Tabuľka2.A1" office:value-type="string">
            <text:p text:style-name="P1">000001</text:p>
          </table:table-cell>
          <table:table-cell table:style-name="Tabuľka2.A1" office:value-type="string">
            <text:p text:style-name="P1">000010</text:p>
          </table:table-cell>
          <table:table-cell table:style-name="Tabuľka2.A1" office:value-type="string">
            <text:p text:style-name="P1">000011</text:p>
          </table:table-cell>
          <table:table-cell table:style-name="Tabuľka2.A1" office:value-type="string">
            <text:p text:style-name="P1">000100</text:p>
          </table:table-cell>
          <table:table-cell table:style-name="Tabuľka2.A1" office:value-type="string">
            <text:p text:style-name="P1">000101</text:p>
          </table:table-cell>
          <table:table-cell table:style-name="Tabuľka2.A1" office:value-type="string">
            <text:p text:style-name="P1">000110</text:p>
          </table:table-cell>
          <table:table-cell table:style-name="Tabuľka2.A1" office:value-type="string">
            <text:p text:style-name="P32">...</text:p>
          </table:table-cell>
        </table:table-row>
        <table:table-row>
          <table:table-cell table:style-name="Tabuľka2.A1" office:value-type="string">
            <text:p text:style-name="P32">Hodnota:</text:p>
          </table:table-cell>
          <table:table-cell table:style-name="Tabuľka2.A1" office:value-type="string">
            <text:p text:style-name="P1">00000000</text:p>
          </table:table-cell>
          <table:table-cell table:style-name="Tabuľka2.A1" office:value-type="string">
            <text:p text:style-name="P1">00011111</text:p>
          </table:table-cell>
          <table:table-cell table:style-name="Tabuľka2.A1" office:value-type="string">
            <text:p text:style-name="P1">00010000</text:p>
          </table:table-cell>
          <table:table-cell table:style-name="Tabuľka2.A1" office:value-type="string">
            <text:p text:style-name="P1">01010000</text:p>
          </table:table-cell>
          <table:table-cell table:style-name="Tabuľka2.A1" office:value-type="string">
            <text:p text:style-name="P1">00000101</text:p>
          </table:table-cell>
          <table:table-cell table:style-name="Tabuľka2.A1" office:value-type="string">
            <text:p text:style-name="P1">11000000</text:p>
          </table:table-cell>
          <table:table-cell table:style-name="Tabuľka2.A1" office:value-type="string">
            <text:p text:style-name="P1">10000100</text:p>
          </table:table-cell>
          <table:table-cell table:style-name="Tabuľka2.A1" office:value-type="string">
            <text:p text:style-name="P32">...</text:p>
          </table:table-cell>
        </table:table-row>
      </table:table>
      <text:p text:style-name="P27">Výstup tohoto programu bude postupnosť: P H H H D H ... Ďalšie hodnoty budú závisieť od hodnôt nasledujúcich pamäťových buniek. (Dúfam, že je jasné, že uvedenú postupnosť vypisuje inštrukcia v pamäťovej bunke s adresou 5. A program je samomodifikujúci sa, takže vypísané hodnoty nezodpovedajú hodnotám na začiatku, ale počas behu programu.) <text:span text:style-name="T18">Sú možné aj lepšie reprezentácie hodnôt pre H D P a L, napríklad podľa posledných dvoch bitov</text:span>.</text:p>
      <text:p text:style-name="P27">Program sa zastaví, akonáhle bude splnená niektorá z nasledovných podmienok:</text:p>
      <text:list xml:id="list2847944583695817758" text:style-name="L1">
        <text:list-item>
          <text:p text:style-name="P29">program našiel všetky poklady</text:p>
        </text:list-item>
        <text:list-item>
          <text:p text:style-name="P29">postupnosť, generovaná programom, vybočila zo stanovenej mriežky</text:p>
        </text:list-item>
        <text:list-item>
          <text:p text:style-name="P26">program vykonal 500 krokov (inštrukcií)</text:p>
        </text:list-item>
      </text:list>
      <text:p text:style-name="P27">Či sa program zastaví, keď príde na poslednú bunku alebo pokračuje znovu od začiatku, si môžete zvoliť sami. (Môžete to nechať aj na voľbu používateľovi.)</text:p>
      <text:p text:style-name="P27">Je možné navrhnúť aj komplikovanejší virtuálny stroj s rozšírenými inštrukciami a veľkosťou pamäťovej bunky viac ako osem bitov, ale musí sa dodržať podmienka maximálneho počtu pamäťových buniek 64 a limit 500 krokov programu. Rozšírenie inštrukcií sa využíva nielen na zadefinovanie nových typov inštrukcií, ale hlavne na vytvorenie inštrukcií s podmieneným vykonávaním.</text:p>
      <text:p text:style-name="P27">Zaujímavou (a fungujúcou) obmenou je aj použitie nepriamej adresácie. Vtedy predstavuje hodnota XXXXXX adresu bunky, kde je (v posledných šiestich bitoch) uložená adresa bunky ktorá sa má modifikovať alebo ktorá sa číta. Pri inštrukcii skoku je to adresa bunky kde je uložená adresa skoku. Nepriama adresácia sa dá využiť na oddelenie programu a údajov (napríklad keď z nejkého dôvodu nechceme vytvoriť samomodifikujúce sa programy). To je však pri tomto spôsobe tvorby programov len málokedy výhodné.</text:p>
      <text:p text:style-name="P4"/>
      <text:p text:style-name="P4"><text:soft-page-break/></text:p>
      <text:p text:style-name="P8"><text:span text:style-name="T5">O</text:span><text:span text:style-name="T2">pis riešenia</text:span></text:p>
      <text:p text:style-name="P6"/>
      <text:p text:style-name="P11"><text:span text:style-name="T12">Každý jedinec sa skladá so 64 rôznych čísel od 0 po 254. Počet jedincov v generácii si môžem nastaviť konštantou </text:span><text:span text:style-name="T20">POPULATON</text:span><text:span text:style-name="T21"> </text:span><text:span text:style-name="T8">ktorá je nastavená na 1000. </text:span></text:p>
      <text:p text:style-name="P12"><text:span text:style-name="T8">Prvá generácia sa vygeneruje úplne náhodne. Následne sa spusti cyklus ktorého počet opakovaní sa dá nastaviť konštantou </text:span><text:span text:style-name="T14">LOOPS</text:span><text:span text:style-name="T19"> </text:span><text:span text:style-name="T8">. Pri každej iterácii sa prejde celá generácia a:</text:span></text:p>
      <text:list xml:id="list8969325263220508411" text:style-name="L3">
        <text:list-item>
          <text:p text:style-name="P16"><text:span text:style-name="T8">každý jedinec sa skontroluje či obsahuje už výstup jeho zdrojového kódu a ak nie tak sa „</text:span><text:span text:style-name="T9">skompiluje</text:span><text:span text:style-name="T8">“. </text:span></text:p>
        </text:list-item>
        <text:list-item>
          <text:p text:style-name="P16"><text:span text:style-name="T8">každý jedinec sa skontroluje </text:span><text:span text:style-name="T9">č</text:span><text:span text:style-name="T8">i už bola vypočítané jeho hodnota </text:span><text:span text:style-name="T9">fitnes</text:span><text:span text:style-name="T8"> funkciou ak nie tak sa vypočíta. </text:span></text:p>
        </text:list-item>
        <text:list-item>
          <text:p text:style-name="P16"><text:span text:style-name="T9">C</text:span><text:span text:style-name="T8">elá generácia analyzuje a vyhodnotí. </text:span></text:p>
        </text:list-item>
        <text:list-item>
          <text:p text:style-name="P16"><text:span text:style-name="T9">Vytvorí nová generácia a to tak:</text:span></text:p>
        </text:list-item>
      </text:list>
      <text:list xml:id="list2023514585416594571" text:style-name="L2">
        <text:list-item>
          <text:p text:style-name="P17"><text:span text:style-name="T7">zoberie sa N najlepších jedincov ktorých počet je v konštante <text:s/></text:span><text:span text:style-name="T14">ELITISM</text:span></text:p>
        </text:list-item>
        <text:list-item>
          <text:p text:style-name="P18"><text:span text:style-name="T7">vygeneruje sa N náhodných jedincov ktorých počet je v konštante <text:s/></text:span><text:span text:style-name="T15">RANDOM</text:span></text:p>
        </text:list-item>
        <text:list-item>
          <text:p text:style-name="P19"><text:span text:style-name="T7">prejde sa celá generácia a:</text:span></text:p>
          <text:list>
            <text:list-item>
              <text:p text:style-name="P18"><text:span text:style-name="T7">N% percent sa ich skríži a to tak že sa zoberú 2 náhodní jedinci a ich gény sa na striedačku vkladajú do nového jedinca. Počet percent ktoré sa <text:s/>kríži je určených v konštante </text:span><text:span text:style-name="T15">CROSSING</text:span></text:p>
            </text:list-item>
            <text:list-item>
              <text:p text:style-name="P19"><text:span text:style-name="T7">N% sa z mutuje tak že jeden ich gén bude vygenerovaný nanovo.</text:span></text:p>
            </text:list-item>
            <text:list-item>
              <text:p text:style-name="P18"><text:span text:style-name="T7">Počet mutovaných jedincov je v konštante <text:s/></text:span><text:span text:style-name="T15">MATATION</text:span></text:p>
            </text:list-item>
          </text:list>
        </text:list-item>
        <text:list-item>
          <text:p text:style-name="P19"><text:span text:style-name="T7">ak je dosiahnutý maximálny limit populácie tak sa funkcia ukončí a celý cyklus sa opakuje ak nedosiahol limit opakovaní</text:span></text:p>
        </text:list-item>
      </text:list>
      <text:p text:style-name="P13"/>
      <text:p text:style-name="P13"/>
      <text:p text:style-name="P9">Fitnes</text:p>
      <text:p text:style-name="P13"/>
      <text:p text:style-name="P14"><text:span text:style-name="T7">Fitnes funkciu beriem ako počet pokladov / počet </text:span><text:span text:style-name="T10">nájdených</text:span><text:span text:style-name="T7"> pokladov * </text:span><text:span text:style-name="T10">konštanta</text:span><text:span text:style-name="T7"> </text:span><text:span text:style-name="T16">TREASURES_RATION</text:span><text:span text:style-name="T7"> ktorá udáva váhu </text:span><text:span text:style-name="T10">nájdeniu</text:span><text:span text:style-name="T7"> pokladu a normálne je nastavená na 70 a počet políčok na mape / počet prejdených políčok * konštanta </text:span><text:span text:style-name="T16">STEPS_RATION </text:span><text:span text:style-name="T7"><text:s/>ktorá udáva váhu prejde</text:span><text:span text:style-name="T10">nému</text:span><text:span text:style-name="T7"> množstvu políčok a je nastavená na 30 prejde</text:span><text:span text:style-name="T10">nému ak prejdem celú mapu a nenájde žiadny poklad fitnes funkcia vráti hodnotu 0, ak zoberiem všetky poklady a prejdem 0 krokov funkcia vráti hodnotu 100. Obidva tieto prípady nikdy nenastanú ale môžu nastať len prípady medzi nimi. U fitnes funkcie platí že čím väčšie hodnotu vráti tím je jedinec lepší</text:span></text:p>
      <text:p text:style-name="P14"><text:span text:style-name="T7"/></text:p>
      <text:p text:style-name="P13"/>
      <text:p text:style-name="P13"/>
      <text:p text:style-name="P13"/>
      <text:p text:style-name="P13"/>
      <text:p text:style-name="P13"/>
      <text:p text:style-name="P13"/>
      <text:p text:style-name="P13"/>
      <text:p text:style-name="P10"><text:soft-page-break/><text:span text:style-name="T3">Riešenie</text:span></text:p>
      <text:p text:style-name="P13"/>
      <text:p text:style-name="P15"><text:span text:style-name="T11">Riešenie som testoval s rôznymi kombináciami cyklov, veľkosť populácia, maximálnym množstvom operácii no výsledky boli stále celkom náhodné no najlepšie nájdené riešenie v najkratšom počte operácii bolo: </text:span></text:p>
      <text:p text:style-name="P15"><text:span text:style-name="T11"/></text:p>
      <text:p text:style-name="P5"><text:span text:style-name="T4">po </text:span><text:span text:style-name="T17">426047645</text:span><text:span text:style-name="T4"> operáciách sa našlo 5/5 pokladov na 27 krokov</text:span></text:p>
      <text:p text:style-name="P5"><text:span text:style-name="T4">po </text:span><text:span text:style-name="T17">528986464</text:span><text:span text:style-name="T4"> operáciach sa našlo 5/5 pokladov na 25 krokov</text:span></text:p>
      <text:p text:style-name="P7"/>
      <text:p text:style-name="P5"><text:span text:style-name="T4">Celkovo sa vygenerovalo </text:span><text:span text:style-name="T17">473719</text:span><text:span text:style-name="T4"> rôznych ciest a </text:span><text:span text:style-name="T17">476000</text:span><text:span text:style-name="T4"> rôznych zdrojových kódov.</text:span></text:p>
      <text:p text:style-name="P7"><text:span text:style-name="T3"><text:tab/></text:span></text:p>
      <text:p text:style-name="P21"/>
      <text:p text:style-name="P22"/>
      <text:p text:style-name="P22"/>
      <text:p text:style-name="P20"/>
      <text:p text:style-name="P22"/>
      <text:p text:style-name="P22"/>
      <text:p text:style-name="P22"/>
      <text:p text:style-name="P22"/>
      <text:p text:style-name="P20"/>
      <text:p text:style-name="P20"/>
      <text:p text:style-name="P22"/>
      <text:p text:style-name="P22"/>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ce style:name="Monospace" svg:font-family="Monospace"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1:10:26.009191122</meta:creation-date>
    <dc:date>2016-04-17T21:25:31.082015992</dc:date>
    <meta:editing-duration>P1DT9H11M57S</meta:editing-duration>
    <meta:editing-cycles>16</meta:editing-cycles>
    <meta:generator>LibreOffice/4.2.8.2$Linux_X86_64 LibreOffice_project/420m0$Build-2</meta:generator>
    <meta:document-statistic meta:table-count="2" meta:image-count="0" meta:object-count="0" meta:page-count="4" meta:paragraph-count="70" meta:word-count="974" meta:character-count="6298" meta:non-whitespace-character-count="5394"/>
  </office:meta>
</office:document-meta>
</file>